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033b1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093f1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11087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1c09c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b8c4c" officeooo:paragraph-rsid="001f7bb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a8162" officeooo:paragraph-rsid="00033b1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33b16" officeooo:paragraph-rsid="00033b1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4bef9" officeooo:paragraph-rsid="0004bef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4bef9" officeooo:paragraph-rsid="0005260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093f15" officeooo:paragraph-rsid="000b01b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b01bc" officeooo:paragraph-rsid="001c09c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0b01bc" officeooo:paragraph-rsid="001f7bb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0b6c23" officeooo:paragraph-rsid="001c09c7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d1257" officeooo:paragraph-rsid="001f7bb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bef9" officeooo:paragraph-rsid="0004bef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bef9" officeooo:paragraph-rsid="0019063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0633" officeooo:paragraph-rsid="0019063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style="italic" officeooo:rsid="0011c1ff" officeooo:paragraph-rsid="00033b16" style:font-size-asian="10.5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style:text-underline-style="none" officeooo:rsid="0008ea27" officeooo:paragraph-rsid="00033b16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officeooo:rsid="0008ea27" officeooo:paragraph-rsid="00033b16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1087a" officeooo:paragraph-rsid="001c09c7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28a5b" officeooo:paragraph-rsid="001f7bb8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33b16" officeooo:paragraph-rsid="00033b1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4bef9" officeooo:paragraph-rsid="0004bef9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3b16" officeooo:paragraph-rsid="000d121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3b16" officeooo:paragraph-rsid="00033b1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3b16" officeooo:paragraph-rsid="00260e8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3b16" officeooo:paragraph-rsid="002fc5c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bef9" officeooo:paragraph-rsid="0004bef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bef9" officeooo:paragraph-rsid="0005260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bef9" officeooo:paragraph-rsid="0019063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bef9" officeooo:paragraph-rsid="0024883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0633" officeooo:paragraph-rsid="0019063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8fce" officeooo:paragraph-rsid="00258fc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34412" officeooo:paragraph-rsid="0047ba8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1pt" fo:font-style="italic" officeooo:rsid="0011c1ff" officeooo:paragraph-rsid="00033b16" style:font-size-asian="9.60000038146973pt" style:font-style-asian="italic" style:font-size-complex="11pt" style:font-style-complex="italic"/>
    </style:style>
    <style:style style:name="P37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normal" officeooo:rsid="0011c1ff" officeooo:paragraph-rsid="00033b16" style:font-size-asian="28pt" style:font-style-asian="italic" style:font-weight-asian="normal" style:font-size-complex="28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officeooo:rsid="0011c1ff" officeooo:paragraph-rsid="00033b16" style:font-size-asian="22pt" style:font-style-asian="normal" style:font-size-complex="22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11c1ff" officeooo:paragraph-rsid="00033b16" style:font-size-asian="11.3500003814697pt" style:font-style-asian="normal" style:font-size-complex="13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a8162" officeooo:paragraph-rsid="00033b16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052603" officeooo:paragraph-rsid="00052603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28a5b" officeooo:paragraph-rsid="00128a5b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7076d" officeooo:paragraph-rsid="0017076d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italic" officeooo:rsid="00052603" officeooo:paragraph-rsid="00052603" style:font-size-asian="10pt" style:font-style-asian="italic" style:font-size-complex="10pt" style:font-style-complex="italic"/>
    </style:style>
    <style:style style:name="T1" style:family="text">
      <style:text-properties officeooo:rsid="00033b16"/>
    </style:style>
    <style:style style:name="T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font-size="13pt" fo:font-style="normal" fo:font-weight="bold" officeooo:rsid="001a8162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2603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8ea27" style:font-style-asian="normal" style:font-style-complex="normal"/>
    </style:style>
    <style:style style:name="T9" style:family="text">
      <style:text-properties fo:font-style="normal" officeooo:rsid="00102456" style:font-style-asian="normal" style:font-style-complex="normal"/>
    </style:style>
    <style:style style:name="T10" style:family="text">
      <style:text-properties fo:font-style="normal" officeooo:rsid="0011087a" style:font-style-asian="normal" style:font-style-complex="normal"/>
    </style:style>
    <style:style style:name="T11" style:family="text">
      <style:text-properties fo:font-style="normal" officeooo:rsid="0011bfca" style:font-style-asian="normal" style:font-style-complex="normal"/>
    </style:style>
    <style:style style:name="T12" style:family="text">
      <style:text-properties fo:font-style="normal" officeooo:rsid="00128a5b" style:font-style-asian="normal" style:font-style-complex="normal"/>
    </style:style>
    <style:style style:name="T13" style:family="text">
      <style:text-properties fo:font-style="normal" officeooo:rsid="00129bd3" style:font-style-asian="normal" style:font-style-complex="normal"/>
    </style:style>
    <style:style style:name="T14" style:family="text">
      <style:text-properties fo:font-style="normal" officeooo:rsid="0014831d" style:font-style-asian="normal" style:font-style-complex="normal"/>
    </style:style>
    <style:style style:name="T15" style:family="text">
      <style:text-properties fo:font-style="normal" officeooo:rsid="001542eb" style:font-style-asian="normal" style:font-style-complex="normal"/>
    </style:style>
    <style:style style:name="T16" style:family="text">
      <style:text-properties fo:font-style="normal" officeooo:rsid="0017076d" style:font-style-asian="normal" style:font-style-complex="normal"/>
    </style:style>
    <style:style style:name="T17" style:family="text">
      <style:text-properties fo:font-style="normal" officeooo:rsid="00190633" style:font-style-asian="normal" style:font-style-complex="normal"/>
    </style:style>
    <style:style style:name="T18" style:family="text">
      <style:text-properties fo:font-style="normal" officeooo:rsid="001a47e5" style:font-style-asian="normal" style:font-style-complex="normal"/>
    </style:style>
    <style:style style:name="T19" style:family="text">
      <style:text-properties fo:font-style="normal" officeooo:rsid="00255ac2" style:font-style-asian="normal" style:font-style-complex="normal"/>
    </style:style>
    <style:style style:name="T20" style:family="text">
      <style:text-properties fo:font-style="normal" officeooo:rsid="003b6680" style:font-style-asian="normal" style:font-style-complex="normal"/>
    </style:style>
    <style:style style:name="T21" style:family="text">
      <style:text-properties fo:font-style="normal" officeooo:rsid="003c5789" style:font-style-asian="normal" style:font-style-complex="normal"/>
    </style:style>
    <style:style style:name="T22" style:family="text">
      <style:text-properties officeooo:rsid="0007aee1"/>
    </style:style>
    <style:style style:name="T23" style:family="text">
      <style:text-properties fo:font-style="italic" officeooo:rsid="0008ea27" style:font-style-asian="italic" style:font-style-complex="italic"/>
    </style:style>
    <style:style style:name="T24" style:family="text">
      <style:text-properties fo:font-style="italic" officeooo:rsid="002ccb01" style:font-style-asian="italic" style:font-style-complex="italic"/>
    </style:style>
    <style:style style:name="T25" style:family="text">
      <style:text-properties fo:font-style="italic" officeooo:rsid="00327718" style:font-style-asian="italic" style:font-style-complex="italic"/>
    </style:style>
    <style:style style:name="T26" style:family="text">
      <style:text-properties fo:font-style="italic" officeooo:rsid="0036cb42" style:font-style-asian="italic" style:font-style-complex="italic"/>
    </style:style>
    <style:style style:name="T27" style:family="text">
      <style:text-properties officeooo:rsid="00093f15"/>
    </style:style>
    <style:style style:name="T28" style:family="text">
      <style:text-properties officeooo:rsid="000b01bc"/>
    </style:style>
    <style:style style:name="T29" style:family="text">
      <style:text-properties officeooo:rsid="000b6c23"/>
    </style:style>
    <style:style style:name="T30" style:family="text">
      <style:text-properties officeooo:rsid="001c09c7"/>
    </style:style>
    <style:style style:name="T31" style:family="text">
      <style:text-properties officeooo:rsid="001d1257"/>
    </style:style>
    <style:style style:name="T32" style:family="text">
      <style:text-properties officeooo:rsid="00248833"/>
    </style:style>
    <style:style style:name="T33" style:family="text">
      <style:text-properties officeooo:rsid="00255ac2"/>
    </style:style>
    <style:style style:name="T34" style:family="text">
      <style:text-properties officeooo:rsid="00260e84"/>
    </style:style>
    <style:style style:name="T35" style:family="text">
      <style:text-properties officeooo:rsid="00280d4e"/>
    </style:style>
    <style:style style:name="T36" style:family="text">
      <style:text-properties officeooo:rsid="002a5840"/>
    </style:style>
    <style:style style:name="T37" style:family="text">
      <style:text-properties officeooo:rsid="002a8d43"/>
    </style:style>
    <style:style style:name="T38" style:family="text">
      <style:text-properties officeooo:rsid="002c62c2"/>
    </style:style>
    <style:style style:name="T39" style:family="text">
      <style:text-properties officeooo:rsid="00327718"/>
    </style:style>
    <style:style style:name="T40" style:family="text">
      <style:text-properties officeooo:rsid="00336b25"/>
    </style:style>
    <style:style style:name="T41" style:family="text">
      <style:text-properties officeooo:rsid="00370b5d"/>
    </style:style>
    <style:style style:name="T42" style:family="text">
      <style:text-properties officeooo:rsid="0038b454"/>
    </style:style>
    <style:style style:name="T43" style:family="text">
      <style:text-properties officeooo:rsid="00398dfb"/>
    </style:style>
    <style:style style:name="T44" style:family="text">
      <style:text-properties officeooo:rsid="003b6680"/>
    </style:style>
    <style:style style:name="T45" style:family="text">
      <style:text-properties officeooo:rsid="00423f3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Vincent Rinaldi<text:tab/><text:tab/><text:tab/><text:tab/><text:tab/><text:tab/><text:tab/><text:tab/><text:tab/><text:tab/><text:tab/> <text:s text:c="2"/>239759 IC</text:p>
      <text:p text:style-name="P36">Introduction to Multiprocessor Architecture<text:tab/><text:tab/><text:tab/><text:tab/><text:tab/><text:tab/><text:tab/> <text:s text:c="7"/>Project</text:p>
      <text:p text:style-name="P18"/>
      <text:p text:style-name="P18"/>
      <text:p text:style-name="P37">Report</text:p>
      <text:p text:style-name="P18"/>
      <text:p text:style-name="P38">Assignment <text:span text:style-name="T1">4</text:span></text:p>
      <text:p text:style-name="P38"/>
      <text:p text:style-name="P39"/>
      <text:p text:style-name="P40">1- <text:tab/><text:span text:style-name="T1">Explain your « GPU_array_process » implementation and its optimizations.</text:span></text:p>
      <text:p text:style-name="P6"/>
      <text:p text:style-name="P1">A. : <text:tab/><text:span text:style-name="T22">There are 5 parts in our « GPU_array_process » function : preprocessing, copying input and <text:tab/>output arrays from host to device, computation of the final output array, copying output <text:tab/>array from device to host, and postprocessing.</text:span></text:p>
      <text:p text:style-name="P1"/>
      <text:p text:style-name="P1"><text:tab/><text:span text:style-name="T23">Preprocessing :</text:span></text:p>
      <text:p text:style-name="P19"/>
      <text:p text:style-name="P2"><text:tab/><text:span text:style-name="T27">After creating an available device with « cudaSetDevice » function, we do two major <text:tab/>things. We first allocate memory for two arrays on the device side which will receive the <text:tab/>content of the initialized input and output arrays from the host side, to perform the <text:tab/>computation on the device side. To do this, we first declare our two pointers of « double », <text:tab/>then we use the function « cudaMalloc » on both of them.</text:span></text:p>
      <text:p text:style-name="P2"/>
      <text:p text:style-name="P10"><text:tab/>The second thing, <text:span text:style-name="T29">which will participate a lot in the optimization of the function,</text:span> is that we <text:tab/>will set the number of blocks <text:span text:style-name="T28">used and the number of threads that will work into each block, <text:tab/>to perform the computation on the device side. In general we want to size our blocks/grid to <text:tab/>match the data and simultaneously maximize occupancy, that is, how many threads are <text:tab/>active at one time. Usually, a thread block size (the number of threads running in a block) <text:tab/>should always be a multiple of 32, because kernels issue instructions in warps (which are <text:tab/>groups of 32 threads) and putting a value not equal to a multple of 32 would waste a part of <text:tab/>created threads.</text:span></text:p>
      <text:p text:style-name="P10"/>
      <text:p text:style-name="P11"><text:tab/>Then we should try to size our blocks based on the maximum number of threads and blocks <text:tab/>that <text:span text:style-name="T41">each </text:span>correspond<text:span text:style-name="T41">s</text:span> to the compute capability of each S<text:span text:style-name="T29">treaming </text:span>M<text:span text:style-name="T29">ultiprocessors</text:span>. <text:span text:style-name="T30">A <text:tab/></text:span>common objective when coding a GPU function, is to try to <text:span text:style-name="T41">make </text:span>use <text:span text:style-name="T41">of</text:span> the maximum <text:tab/>number of threads <text:span text:style-name="T41">that can run at the same time in each SM </text:span>to reach maximum occupancy. <text:tab/><text:span text:style-name="T29">But because shared memory and register usage may also be limiting our occupancy, the <text:tab/>number of blocks per grid and threads per block is then better determined by the problem <text:tab/>size, such as the matrix dimensions in the case of matrix computation (which is our case). So <text:tab/>we decided to set the number of active threads (number of threads in a block * number of <text:tab/>blocks in the grid) to be equal (or a little bit greater if the number of cells in the matrix is not <text:tab/>a multiple of the chosen number of threads in a block) to the number of cells in the matrix.</text:span></text:p>
      <text:p text:style-name="P11"/>
      <text:p text:style-name="P13"><text:tab/>To set this total number of active threads, we first have to choose a fixed number of threads <text:tab/>per block, and then calculate the minimum number of blocks needed to <text:span text:style-name="T36">have the number of </text:span><text:s/><text:tab/>cells, in a single row of the matrix, <text:span text:style-name="T42">being less or equal than the total number of </text:span>thread<text:span text:style-name="T36">s</text:span>. <text:tab/>Finally, we square these numbers of active threads and blocks (because we always have a <text:tab/>squared matrix) with the « dim3 » vector type, which will give threads and blocks two <text:tab/>dimensional indexes.</text:p>
      <text:p text:style-name="P12"><text:soft-page-break/><text:tab/><text:span text:style-name="T31">Even if it's common to recommend running more threads per thread block to hide latency, it <text:tab/>seems that for some common computations (like matrix multiplications), their executions <text:tab/>are faster when they run at lower occupancy, and so for a lower number of threads per block. <text:tab/>This means that, when maximizing occupancy, we may lose performance, and it's known <text:tab/>that faster codes run at lower occupancy (because fewer threads means more registers per <text:tab/>thread, and only registers are fast enough to get the peak bandwidth).</text:span></text:p>
      <text:p text:style-name="P14"><text:line-break/><text:tab/>Then after testing different lower fixed values of threads per block, such that we couldn't set <text:tab/>more than 32 threads per <text:span text:style-name="T36">one dimension </text:span>block (certainly because <text:span text:style-name="T36">when squaring it, we go <text:tab/>over</text:span> a maximum number of active threads limit, <text:span text:style-name="T43">giving the reason why no computation <text:tab/>happens</text:span>), and keeping the same formula to calculate the <text:span text:style-name="T36">minimum </text:span>number of required <text:tab/>blocks on one row <text:span text:style-name="T43">of the matrix (</text:span>which depends of the number of threads in a <text:span text:style-name="T43">single</text:span> block, <text:tab/>and the length <text:span text:style-name="T43">of the array, which is equivalent to the </text:span>number of columns or rows<text:span text:style-name="T43">)</text:span>, by <text:tab/>testing different power of 2 values <text:span text:style-name="T43">(which must be strictly greater than 4 so that, when <text:tab/>squaring them, we are sure that they can be divisible by 32 to have a whole number of warps <text:tab/>and not wasting any created threads)</text:span>, <text:span text:style-name="T44">the best computation time we found was</text:span> for 8 threads <text:tab/>per <text:span text:style-name="T44">one dimension </text:span>block (which <text:span text:style-name="T44">then </text:span>goes to 8 * 8 = 64 threads per two dimensions block). <text:tab/><text:span text:style-name="T37">Having 64 total active threads per block is great because then, the kernel can issue <text:tab/>instructions, among each block, in warps without wasting a part of the created threads.</text:span></text:p>
      <text:p text:style-name="P1"/>
      <text:p text:style-name="P1"/>
      <text:p text:style-name="P1"><text:tab/><text:span text:style-name="T23">Copying input and output arrays from host to device :</text:span></text:p>
      <text:p text:style-name="P20"><text:tab/></text:p>
      <text:p text:style-name="P1"><text:span text:style-name="T8"><text:tab/></text:span><text:span text:style-name="T9">We simply use « cudaMemcpy » function on both input and output arrays o</text:span><text:span text:style-name="T11">n</text:span><text:span text:style-name="T9"> the host side to <text:tab/>copy their content in the existing ones o</text:span><text:span text:style-name="T11">n</text:span><text:span text:style-name="T9"> the device side. </text:span><text:span text:style-name="T16">This</text:span><text:span text:style-name="T9"> transfer </text:span><text:span text:style-name="T16">of</text:span><text:span text:style-name="T9"> data from the host <text:tab/>side to the device side is the first </text:span><text:span text:style-name="T20">one</text:span><text:span text:style-name="T9"> between the two sides in our </text:span><text:span text:style-name="T16">code.</text:span></text:p>
      <text:p text:style-name="P20"/>
      <text:p text:style-name="P20"/>
      <text:p text:style-name="P1"><text:span text:style-name="T8"><text:tab/></text:span><text:span text:style-name="T23">Computation of the </text:span><text:span text:style-name="T26">final </text:span><text:span text:style-name="T23">output array :</text:span></text:p>
      <text:p text:style-name="P20"><text:tab/></text:p>
      <text:p text:style-name="P4"><text:span text:style-name="T8"><text:tab/></text:span><text:span text:style-name="T10">To compute the final output array, we will execute a « for » loop « iterations » times (where <text:tab/>« iterations » is the given argument), and at the end of each iteration, we will swap the input <text:tab/>and output array to make the computation faster, instead of copying </text:span><text:span text:style-name="T20">at </text:span><text:span text:style-name="T10">each time the content <text:tab/>of the computed output array in</text:span><text:span text:style-name="T20">to</text:span><text:span text:style-name="T10"> the input one (we obviously don't swap at the last iteration <text:tab/>because we have computed the final output array </text:span><text:span text:style-name="T11">at this moment</text:span><text:span text:style-name="T10">).</text:span></text:p>
      <text:p text:style-name="P21"/>
      <text:p text:style-name="P5"><text:span text:style-name="T10"><text:tab/></text:span><text:span text:style-name="T11">At each iteration, the computation is made through a __global__ auxiliary function, </text:span><text:span text:style-name="T21">a kernel, <text:tab/></text:span><text:span text:style-name="T11">to which, in addition of the input and output arrays as arguments, we specify, as parameters, <text:tab/>the number of blocks </text:span><text:span text:style-name="T21">in the grid, </text:span><text:span text:style-name="T11">and the number of threads per block, that will be used by <text:tab/>the </text:span><text:span text:style-name="T21">invoked</text:span><text:span text:style-name="T11"> kernel to perform the computation on the device side. In this kernel function, we <text:tab/>simply calculate the coordinate</text:span><text:span text:style-name="T21">s</text:span><text:span text:style-name="T11"> </text:span><text:span text:style-name="T14">i</text:span><text:span text:style-name="T11"> and </text:span><text:span text:style-name="T14">j</text:span><text:span text:style-name="T11"> of the element of the matrix to compute thanks to the <text:tab/>« threadIdx », the « blockIdx » and the « blockDim » values, associated to the concerning <text:tab/>thread currently executing the body of the function. Note that the « blockDim » value is <text:tab/>always the same for all threads, since it </text:span><text:span text:style-name="T21">corresponds to</text:span><text:span text:style-name="T11"> the value of the number of existing <text:tab/></text:span><text:span text:style-name="T15">threads in a block</text:span><text:span text:style-name="T11"> (which we chose and gave to the kernel function at its call). </text:span><text:span text:style-name="T12">Then we do <text:tab/>the usual computation of the new value of the element (</text:span><text:span text:style-name="T14">i</text:span><text:span text:style-name="T12">,</text:span><text:span text:style-name="T14">j</text:span><text:span text:style-name="T12">) of the matrix (the mean of its <text:tab/>value and the value of </text:span><text:span text:style-name="T21">each of </text:span><text:span text:style-name="T12">its neighbors) if its coordinates are inside the matrix and not <text:tab/>on the borders (where values stay at 0) or in the middle square (where values stay at 1000).</text:span></text:p>
      <text:p text:style-name="P22"/>
      <text:p text:style-name="P3"><text:span text:style-name="T8"><text:tab/></text:span><text:span text:style-name="T10">At </text:span><text:span text:style-name="T13">the end, when the « for » loop finishes</text:span><text:span text:style-name="T10">, we call « cudaThreadSynchronize » function <text:tab/>which blocks until the device has completed all preceding requested tasks, such that no other <text:tab/>operations are performed during the computation of the output array.</text:span></text:p>
      <text:p text:style-name="P5"><text:soft-page-break/><text:span text:style-name="T8"><text:tab/></text:span><text:span text:style-name="T23">Copying output array from device to host :</text:span></text:p>
      <text:p text:style-name="P20"><text:tab/></text:p>
      <text:p text:style-name="P1"><text:span text:style-name="T8"><text:tab/></text:span><text:span text:style-name="T9">This is the same procedure as the second step when we copied the content of the input and <text:tab/>output arrays from the host side to the device side. The only difference here is that we will <text:tab/>only copy the content of the output array from the device side to the host side, since that we <text:tab/>are only interested in the final result. This is the last </text:span><text:span text:style-name="T21">transfer of data</text:span><text:span text:style-name="T9"> between the two sides <text:tab/>in our code.</text:span></text:p>
      <text:p text:style-name="P20"/>
      <text:p text:style-name="P20"/>
      <text:p text:style-name="P1"><text:span text:style-name="T8"><text:tab/></text:span><text:span text:style-name="T23">Postprocessing :</text:span></text:p>
      <text:p text:style-name="P19"/>
      <text:p text:style-name="P20"><text:tab/>We simply free the previously allocated memory for the input and output arrays on the <text:tab/>device side with the function « cudaFree » to avoid memory leaks.</text:p>
      <text:p text:style-name="P20"/>
      <text:p text:style-name="P20"/>
      <text:p text:style-name="P7"><text:span text:style-name="T2">2</text:span><text:span text:style-name="T3">- <text:tab/></text:span><text:span text:style-name="T4">For each of the &lt;length, iterations&gt; combinations {&lt;100,10&gt;, &lt;100,1000&gt;, &lt;1000,100&gt;, <text:tab/>&lt;1000,10000&gt;}: </text:span></text:p>
      <text:p text:style-name="P23"/>
      <text:p text:style-name="P23">a. <text:tab/>Report the results for running the baseline (reference CPU function), your optimized <text:tab/>GPU version, and your optimized CPU version (OpenMP multithreaded version from <text:tab/>assignment 2, running for 16 threads). </text:p>
      <text:p text:style-name="P23"/>
      <text:p text:style-name="P28">A :<text:tab/><text:span text:style-name="T35">Here are the results in seconds of the total execution time of each three functions (Reference <text:tab/>CPU function, Optimized GPU function and Optimized CPU function from assignment 2 <text:tab/>running for 16 threads) for each required combination &lt;length, iterations&gt; (note that each <text:tab/>resulting output matrix has been verified and are the same for each function) :</text:span></text:p>
      <text:p text:style-name="P25"/>
      <text:p text:style-name="P25"/>
      <text:p text:style-name="P8"><text:span text:style-name="T5">Results </text:span><text:span text:style-name="T6">in seconds </text:span><text:span text:style-name="T5">for </text:span><text:span text:style-name="T6">all three functions with</text:span><text:span text:style-name="T5"> combination &lt;100,10&gt; :</text:span></text:p>
      <text:p text:style-name="P29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4">Reference CPU function</text:p>
          </table:table-cell>
          <table:table-cell table:style-name="Tableau1.A1" office:value-type="string">
            <text:p text:style-name="P44">Optimized GPU function</text:p>
          </table:table-cell>
          <table:table-cell table:style-name="Tableau1.C1" office:value-type="string">
            <text:p text:style-name="P44">Optimized CPU function (16 threads)</text:p>
          </table:table-cell>
        </table:table-row>
        <table:table-row>
          <table:table-cell table:style-name="Tableau1.A2" office:value-type="string">
            <text:p text:style-name="P41">0.000266</text:p>
          </table:table-cell>
          <table:table-cell table:style-name="Tableau1.A2" office:value-type="string">
            <text:p text:style-name="P43">0.1711</text:p>
          </table:table-cell>
          <table:table-cell table:style-name="Tableau1.C2" office:value-type="string">
            <text:p text:style-name="P42">0.000522</text:p>
          </table:table-cell>
        </table:table-row>
      </table:table>
      <text:p text:style-name="P29"/>
      <text:p text:style-name="P30"/>
      <text:p text:style-name="P9"><text:span text:style-name="T5">Results </text:span><text:span text:style-name="T6">in seconds </text:span><text:span text:style-name="T5">for </text:span><text:span text:style-name="T6">all three functions with</text:span><text:span text:style-name="T5"> combination &lt;100,10</text:span><text:span text:style-name="T6">00</text:span><text:span text:style-name="T5">&gt; :</text:span></text:p>
      <text:p text:style-name="P30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4">Reference CPU function</text:p>
          </table:table-cell>
          <table:table-cell table:style-name="Tableau2.A1" office:value-type="string">
            <text:p text:style-name="P44">Optimized GPU function</text:p>
          </table:table-cell>
          <table:table-cell table:style-name="Tableau2.C1" office:value-type="string">
            <text:p text:style-name="P44">Optimized CPU function (16 threads)</text:p>
          </table:table-cell>
        </table:table-row>
        <table:table-row>
          <table:table-cell table:style-name="Tableau2.A2" office:value-type="string">
            <text:p text:style-name="P41">0.02111</text:p>
          </table:table-cell>
          <table:table-cell table:style-name="Tableau2.A2" office:value-type="string">
            <text:p text:style-name="P43">0.1811</text:p>
          </table:table-cell>
          <table:table-cell table:style-name="Tableau2.C2" office:value-type="string">
            <text:p text:style-name="P42">0.01856</text:p>
          </table:table-cell>
        </table:table-row>
      </table:table>
      <text:p text:style-name="P30"/>
      <text:p text:style-name="P30"/>
      <text:p text:style-name="P9"><text:span text:style-name="T5">Results </text:span><text:span text:style-name="T6">in seconds </text:span><text:span text:style-name="T5">for </text:span><text:span text:style-name="T6">all three functions with</text:span><text:span text:style-name="T5"> combination &lt;100</text:span><text:span text:style-name="T6">0</text:span><text:span text:style-name="T5">,10</text:span><text:span text:style-name="T6">0</text:span><text:span text:style-name="T5">&gt; :</text:span></text:p>
      <text:p text:style-name="P30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44">Reference CPU function</text:p>
          </table:table-cell>
          <table:table-cell table:style-name="Tableau3.A1" office:value-type="string">
            <text:p text:style-name="P44">Optimized GPU function</text:p>
          </table:table-cell>
          <table:table-cell table:style-name="Tableau3.C1" office:value-type="string">
            <text:p text:style-name="P44">Optimized CPU function (16 threads)</text:p>
          </table:table-cell>
        </table:table-row>
        <table:table-row>
          <table:table-cell table:style-name="Tableau3.A2" office:value-type="string">
            <text:p text:style-name="P41">0.1489</text:p>
          </table:table-cell>
          <table:table-cell table:style-name="Tableau3.A2" office:value-type="string">
            <text:p text:style-name="P43">0.232</text:p>
          </table:table-cell>
          <table:table-cell table:style-name="Tableau3.C2" office:value-type="string">
            <text:p text:style-name="P42">0.03195</text:p>
          </table:table-cell>
        </table:table-row>
      </table:table>
      <text:p text:style-name="P30"/>
      <text:p text:style-name="P30"/>
      <text:p text:style-name="P9"><text:span text:style-name="T5">Results </text:span><text:span text:style-name="T6">in seconds </text:span><text:span text:style-name="T5">for </text:span><text:span text:style-name="T6">all three functions with</text:span><text:span text:style-name="T5"> combination &lt;100</text:span><text:span text:style-name="T6">0</text:span><text:span text:style-name="T5">,10</text:span><text:span text:style-name="T6">000</text:span><text:span text:style-name="T5">&gt; :</text:span></text:p>
      <text:p text:style-name="P30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44">Reference CPU function</text:p>
          </table:table-cell>
          <table:table-cell table:style-name="Tableau4.A1" office:value-type="string">
            <text:p text:style-name="P44">Optimized GPU function</text:p>
          </table:table-cell>
          <table:table-cell table:style-name="Tableau4.C1" office:value-type="string">
            <text:p text:style-name="P44">Optimized CPU function (16 threads)</text:p>
          </table:table-cell>
        </table:table-row>
        <table:table-row>
          <table:table-cell table:style-name="Tableau4.A2" office:value-type="string">
            <text:p text:style-name="P41">21.68</text:p>
          </table:table-cell>
          <table:table-cell table:style-name="Tableau4.A2" office:value-type="string">
            <text:p text:style-name="P43">5.59</text:p>
          </table:table-cell>
          <table:table-cell table:style-name="Tableau4.C2" office:value-type="string">
            <text:p text:style-name="P42">4.091</text:p>
          </table:table-cell>
        </table:table-row>
      </table:table>
      <text:p text:style-name="P23"><text:soft-page-break/>b. <text:tab/>Present graphically the breakdown of the GPU runtime for copying data from host to <text:tab/>device, computation, and copying data from device to host.</text:p>
      <text:p text:style-name="P7"/>
      <text:p text:style-name="P27">A :<text:tab/><text:span text:style-name="T34">We first graphically represented the breakdown of each part of the GPU execution time <text:tab/>(</text:span>copying data from host to device, <text:span text:style-name="T34">array </text:span>computation, and copying data from device to host<text:span text:style-name="T34">) <text:tab/>without counting the CPU computation time to have a better representation of the proportion <text:tab/>of time each operation takes compared to the other two, and then we included the CPU <text:tab/>execution part to have a global view of the fraction of the total execution time each <text:tab/>concerned operation represents. Each combination are represented as &lt;length,iterations&gt;.</text:span></text:p>
      <text:p text:style-name="P27"/>
      <text:p text:style-name="P26"/>
      <text:p text:style-name="P32">Breakdown of the GPU runtime <text:span text:style-name="T32">excluding CPU runtime</text:span> for the combination &lt;100,10&gt; :</text:p>
      <text:p text:style-name="P29"/>
      <text:p text:style-name="P33">Copy H → D takes 0.0001002 seconds</text:p>
      <text:p text:style-name="P33"><text:span text:style-name="T33">Array c</text:span>omputation takes 0.0001444 seconds</text:p>
      <text:p text:style-name="P33">Copy D → H takes 0.00003984 seconds</text:p>
      <text:p text:style-name="P7"><draw:frame draw:style-name="fr1" draw:name="Objet1" text:anchor-type="paragraph" svg:x="0cm" svg:y="0.404cm" svg:width="6.92cm" svg:height="2.304cm" draw:z-index="3"><draw:object xlink:href="./Object 1" xlink:type="simple" xlink:show="embed" xlink:actuate="onLoad"/><draw:image xlink:href="./ObjectReplacements/Object 1" xlink:type="simple" xlink:show="embed" xlink:actuate="onLoad"/><svg:desc>diagramme</svg:desc></draw:frame></text:p>
      <text:p text:style-name="P15"/>
      <text:p text:style-name="P24"/>
      <text:p text:style-name="P23"/>
      <text:p text:style-name="P23"/>
      <text:p text:style-name="P23"/>
      <text:p text:style-name="P23"/>
      <text:p text:style-name="P23"/>
      <text:p text:style-name="P29">Breakdown of the GPU runtime <text:span text:style-name="T32">excluding CPU runtime</text:span> for the combination &lt;100,1000&gt; :</text:p>
      <text:p text:style-name="P31"/>
      <text:p text:style-name="P16"><text:span text:style-name="T17">Copy H → D takes 0.000</text:span><text:span text:style-name="T18">09267</text:span><text:span text:style-name="T17"> seconds</text:span></text:p>
      <text:p text:style-name="P17"><text:span text:style-name="T19">Array c</text:span><text:span text:style-name="T7">omputation takes 0.0</text:span><text:span text:style-name="T18">1086</text:span><text:span text:style-name="T7"> seconds</text:span></text:p>
      <text:p text:style-name="P17"><text:span text:style-name="T7">Copy D → H takes 0.0000</text:span><text:span text:style-name="T18">4125</text:span><text:span text:style-name="T7"> seconds</text:span></text:p>
      <text:p text:style-name="P23"><draw:frame draw:style-name="fr1" draw:name="Objet2" text:anchor-type="paragraph" svg:x="-0.065cm" svg:y="0.404cm" svg:width="6.92cm" svg:height="2.304cm" draw:z-index="0"><draw:object xlink:href="./Object 2" xlink:type="simple" xlink:show="embed" xlink:actuate="onLoad"/><draw:image xlink:href="./ObjectReplacements/Object 2" xlink:type="simple" xlink:show="embed" xlink:actuate="onLoad"/><svg:desc>diagramme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Breakdown of the GPU runtime <text:span text:style-name="T32">excluding CPU runtime</text:span> for the combination &lt;1000,100&gt; :</text:p>
      <text:p text:style-name="P31"/>
      <text:p text:style-name="P16"><text:span text:style-name="T17">Copy H → D takes 0.00</text:span><text:span text:style-name="T18">4856</text:span><text:span text:style-name="T17"> seconds</text:span></text:p>
      <text:p text:style-name="P17"><text:span text:style-name="T19">Array c</text:span><text:span text:style-name="T7">omputation takes 0.0</text:span><text:span text:style-name="T18">5521</text:span><text:span text:style-name="T7"> seconds</text:span></text:p>
      <text:p text:style-name="P17"><text:span text:style-name="T7">Copy D → H takes 0.00</text:span><text:span text:style-name="T18">1651</text:span><text:span text:style-name="T7"> seconds</text:span></text:p>
      <text:p text:style-name="P23"><draw:frame draw:style-name="fr1" draw:name="Objet3" text:anchor-type="paragraph" svg:x="-0.065cm" svg:y="0.404cm" svg:width="6.92cm" svg:height="2.304cm" draw:z-index="1"><draw:object xlink:href="./Object 3" xlink:type="simple" xlink:show="embed" xlink:actuate="onLoad"/><draw:image xlink:href="./ObjectReplacements/Object 3" xlink:type="simple" xlink:show="embed" xlink:actuate="onLoad"/><svg:desc>diagramme</svg:desc></draw:frame></text:p>
      <text:p text:style-name="P23"/>
      <text:p text:style-name="P23"/>
      <text:p text:style-name="P23"/>
      <text:p text:style-name="P23"/>
      <text:p text:style-name="P29"/>
      <text:p text:style-name="P29"/>
      <text:p text:style-name="P32"/>
      <text:p text:style-name="P32"/>
      <text:p text:style-name="P32"/>
      <text:p text:style-name="P32"><text:soft-page-break/>Breakdown of the GPU runtime <text:span text:style-name="T32">excluding CPU runtime</text:span> for the combination &lt;100<text:span text:style-name="T45">0</text:span>,10000&gt; :</text:p>
      <text:p text:style-name="P31"/>
      <text:p text:style-name="P16"><text:span text:style-name="T17">Copy H → D takes 0.00</text:span><text:span text:style-name="T18">4346</text:span><text:span text:style-name="T17"> seconds</text:span></text:p>
      <text:p text:style-name="P17"><text:span text:style-name="T19">Array c</text:span><text:span text:style-name="T7">omputation takes </text:span><text:span text:style-name="T18">5.394</text:span><text:span text:style-name="T7"> seconds</text:span></text:p>
      <text:p text:style-name="P17"><text:span text:style-name="T7">Copy D → H takes 0.00</text:span><text:span text:style-name="T18">2411</text:span><text:span text:style-name="T7"> seconds</text:span></text:p>
      <text:p text:style-name="P23"><draw:frame draw:style-name="fr1" draw:name="Objet4" text:anchor-type="paragraph" svg:x="-0.065cm" svg:y="0.404cm" svg:width="6.92cm" svg:height="2.304cm" draw:z-index="2"><draw:object xlink:href="./Object 4" xlink:type="simple" xlink:show="embed" xlink:actuate="onLoad"/><draw:image xlink:href="./ObjectReplacements/Object 4" xlink:type="simple" xlink:show="embed" xlink:actuate="onLoad"/><svg:desc>diagramme</svg:desc></draw:frame></text:p>
      <text:p text:style-name="P23"/>
      <text:p text:style-name="P23"/>
      <text:p text:style-name="P23"/>
      <text:p text:style-name="P23"/>
      <text:p text:style-name="P32"/>
      <text:p text:style-name="P32"/>
      <text:p text:style-name="P32"/>
      <text:p text:style-name="P32">Breakdown of the GPU runtime <text:span text:style-name="T32">including CPU runtime</text:span> for <text:span text:style-name="T32">all</text:span> combination<text:span text:style-name="T32">s</text:span> :</text:p>
      <text:p text:style-name="P34"><draw:frame draw:style-name="fr1" draw:name="Objet5" text:anchor-type="paragraph" svg:x="0cm" svg:y="0.201cm" svg:width="15.997cm" svg:height="8.998cm" draw:z-index="4"><draw:object xlink:href="./Object 5" xlink:type="simple" xlink:show="embed" xlink:actuate="onLoad"/><draw:image xlink:href="./ObjectReplacements/Object 5" xlink:type="simple" xlink:show="embed" xlink:actuate="onLoad"/></draw:frame>More precise graphic representation of the breakdown of « copying data from host to device » and « copying data from device to host » runtimes only, among total execution time, for every combinations :</text:p>
      <text:p text:style-name="P23"><draw:frame draw:style-name="fr1" draw:name="Objet6" text:anchor-type="paragraph" svg:x="0cm" svg:y="0.302cm" svg:width="15.997cm" svg:height="7.916cm" draw:z-index="5"><draw:object xlink:href="./Object 6" xlink:type="simple" xlink:show="embed" xlink:actuate="onLoad"/><draw:image xlink:href="./ObjectReplacements/Object 6" xlink:type="simple" xlink:show="embed" xlink:actuate="onLoad"/><svg:desc>diagramme</svg:desc></draw:frame></text:p>
      <text:p text:style-name="P23"><text:soft-page-break/>c. <text:tab/>Analyze and explain the results of parts a and b.</text:p>
      <text:p text:style-name="P23"/>
      <text:p text:style-name="P26">A : <text:tab/><text:span text:style-name="T38">We see in part </text:span><text:span text:style-name="T24">a</text:span><text:span text:style-name="T38"> that the execution time of the GPU optimized function is surprisingly not <text:tab/>better than the CPU optimized function and the reference CPU function for the first three <text:tab/>combinations. But since the execution time for these combinations is relatively very fast and <text:tab/>doesn't require lots of time (less than 0.5 second), we will more focus on the fact that the <text:tab/>execution time of the GPU function curiously doesn't vary a lot between these three <text:tab/>combinations (we have an interval of 0,0621 seconds for the GPU function, and 0.1486 <text:tab/>seconds for the referenced CPU one). This shows that the GPU function executes in a <text:tab/>different way. The optimizations of the GPU function are highlighted for the last and <text:tab/>heaviest combination in term of computations due to its huge number of iterations (10000). <text:tab/>The GPU optimized function and the CPU optimized one have a way better execution time <text:tab/>than the reference CPU function. These results are due to the fact that the reference CPU <text:tab/>function is basic and absolutely not optimized by openMP directives or any optimizing <text:tab/>programming stuff. Then these results against the reference CPU function were pretty <text:tab/>predictable. About the two optimized versions (GPU and CPU), their execution times are <text:tab/>almost equivalent. Even if the GPU one is a little bit higher, these results still show that <text:tab/>clearly significant optimizations have been made to these functions. We could expect an <text:tab/>even better execution time for the GPU implementation than the optimized CPU one, which <text:tab/>lets us imagine that some more advanced GPU optimizations could have been added to the <text:tab/>GPU part of the code, like in the kernel, such as how to better schedule the amount of work <text:tab/>among threads and choose how many of them to create depending on the size of the arrays, <text:tab/>to have better results.</text:span></text:p>
      <text:p text:style-name="P26"/>
      <text:p text:style-name="P26"><text:tab/><text:span text:style-name="T39">In part </text:span><text:span text:style-name="T25">b</text:span><text:span text:style-name="T39">, concerning the circular graphs (or « cakes ») we first see that, the more iterations <text:tab/>there are to do, the more the computation of the output array takes time. The copy from the <text:tab/>host side to the device side takes more time than the copy in the opposite way, because we <text:tab/>actually copy two arrays (the input and the output one) to the device side, but we then copy <text:tab/>back only the computed output array to the host side. If we only increase the number of <text:tab/>iterations, then only the computation time of the array will increase. In the case where only <text:tab/>the length of the array increases, then the three steps of the GPU function (copy from host to <text:tab/>device, computation, and copy from device to host) will all increase and still keep a <text:tab/>significant fraction of the total time resulting only from the addition of the execution times <text:tab/>of these three operations.</text:span></text:p>
      <text:p text:style-name="P26"/>
      <text:p text:style-name="P35"><text:tab/>Concerning the bar graphs, <text:span text:style-name="T40">we wanted to represent the proportion of time the three GPU <text:tab/>operations take among the whole execution of the program (with the CPU execution part). <text:tab/>We first see that the two copy steps of the array(s) from host to device, and from device to <text:tab/>host, almost represent nothing among the total execution time (less than 0,5 % for three out <text:tab/>of the four combinations, and a little bit less than 3 % for the fourth one which is <text:tab/>&lt;1000,100&gt;). This result is not really surprising since these operations are really <text:tab/>fast and <text:tab/>simple. The most important detail is the fraction of the total execution time the GPU array <text:tab/>computation takes depending of the combination. When the length of the array increases, <text:tab/>the GPU array computation obviously takes more time to execute, and then represents a <text:tab/>bigger fraction of the whole program execution, reducing the part taken by the CPU <text:tab/>operations, and increasing the total execution time. But the major aspect, which then highly <text:tab/>participates in the increase of the whole program total execution time, is when we increase <text:tab/>the number of iterations, depending of the length of the array. Indeed, giving more iterations <text:tab/>to a larger array will increase significantly the execution time of the GPU array computation, <text:tab/>and that's why we clearly see on the graph, for &lt;1000,10000&gt;, the total domination of the <text:tab/>concerned GPU operation over the CPU execution part (the GPU array computation <text:tab/>represents here more than 95 % of the total execution tim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0:20:50.173424909</meta:creation-date>
    <dc:date>2017-12-21T05:22:55.604032026</dc:date>
    <meta:editing-duration>PT18H55M59S</meta:editing-duration>
    <meta:editing-cycles>32</meta:editing-cycles>
    <meta:generator>LibreOffice/5.0.5.2$Linux_X86_64 LibreOffice_project/00m0$Build-2</meta:generator>
    <meta:document-statistic meta:table-count="4" meta:image-count="0" meta:object-count="6" meta:page-count="6" meta:paragraph-count="81" meta:word-count="2503" meta:character-count="14597" meta:non-whitespace-character-count="119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919cm" svg:height="2.303cm" xlink:href="." xlink:type="simple" chart:class="chart:circle" chart:style-name="ch1">
        <chart:legend chart:legend-position="end" svg:x="4.233cm" svg:y="0.354cm" style:legend-expansion="high" chart:style-name="ch2"/>
        <chart:plot-area chart:style-name="ch3" chart:data-source-has-labels="both" svg:x="0.138cm" svg:y="0.046cm" svg:width="3.957cm" svg:height="2.21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75cm" svg:y="0.046cm" svg:width="3.683cm" svg:height="2.21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py H -&gt; D</text:p>
              </table:table-cell>
              <table:table-cell office:value-type="float" office:value="0.0001002">
                <text:p>0.0001002</text:p>
              </table:table-cell>
            </table:table-row>
            <table:table-row>
              <table:table-cell office:value-type="string">
                <text:p>Computation</text:p>
              </table:table-cell>
              <table:table-cell office:value-type="float" office:value="0.0001444">
                <text:p>0.0001444</text:p>
              </table:table-cell>
            </table:table-row>
            <table:table-row>
              <table:table-cell office:value-type="string">
                <text:p>Copy D -&gt; H</text:p>
              </table:table-cell>
              <table:table-cell office:value-type="float" office:value="0.00003984">
                <text:p>0.00003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919cm" svg:height="2.303cm" xlink:href="." xlink:type="simple" chart:class="chart:circle" chart:style-name="ch1">
        <chart:legend chart:legend-position="end" svg:x="4.233cm" svg:y="0.354cm" style:legend-expansion="high" chart:style-name="ch2"/>
        <chart:plot-area chart:style-name="ch3" chart:data-source-has-labels="both" svg:x="0.138cm" svg:y="0.046cm" svg:width="3.957cm" svg:height="2.21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74cm" svg:y="0.046cm" svg:width="3.685cm" svg:height="2.21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py H -&gt; D</text:p>
              </table:table-cell>
              <table:table-cell office:value-type="float" office:value="0.00009267">
                <text:p>0.00009267</text:p>
              </table:table-cell>
            </table:table-row>
            <table:table-row>
              <table:table-cell office:value-type="string">
                <text:p>Computation</text:p>
              </table:table-cell>
              <table:table-cell office:value-type="float" office:value="0.01086">
                <text:p>0.01086</text:p>
              </table:table-cell>
            </table:table-row>
            <table:table-row>
              <table:table-cell office:value-type="string">
                <text:p>Copy D -&gt; H</text:p>
              </table:table-cell>
              <table:table-cell office:value-type="float" office:value="0.00004125">
                <text:p>0.00004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919cm" svg:height="2.303cm" xlink:href="." xlink:type="simple" chart:class="chart:circle" chart:style-name="ch1">
        <chart:legend chart:legend-position="end" svg:x="4.233cm" svg:y="0.354cm" style:legend-expansion="high" chart:style-name="ch2"/>
        <chart:plot-area chart:style-name="ch3" chart:data-source-has-labels="both" svg:x="0.138cm" svg:y="0.046cm" svg:width="3.957cm" svg:height="2.21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75cm" svg:y="0.046cm" svg:width="3.683cm" svg:height="2.21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py H -&gt; D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Computation</text:p>
              </table:table-cell>
              <table:table-cell office:value-type="float" office:value="0.05521">
                <text:p>0.05521</text:p>
              </table:table-cell>
            </table:table-row>
            <table:table-row>
              <table:table-cell office:value-type="string">
                <text:p>Copy D -&gt; H</text:p>
              </table:table-cell>
              <table:table-cell office:value-type="float" office:value="0.001651">
                <text:p>0.001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919cm" svg:height="2.303cm" xlink:href="." xlink:type="simple" chart:class="chart:circle" chart:style-name="ch1">
        <chart:legend chart:legend-position="end" svg:x="4.233cm" svg:y="0.354cm" style:legend-expansion="high" chart:style-name="ch2"/>
        <chart:plot-area chart:style-name="ch3" chart:data-source-has-labels="both" svg:x="0.138cm" svg:y="0.046cm" svg:width="3.957cm" svg:height="2.21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74cm" svg:y="0.046cm" svg:width="3.685cm" svg:height="2.21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py H -&gt; D</text:p>
              </table:table-cell>
              <table:table-cell office:value-type="float" office:value="0.004346">
                <text:p>0.004346</text:p>
              </table:table-cell>
            </table:table-row>
            <table:table-row>
              <table:table-cell office:value-type="string">
                <text:p>Computation</text:p>
              </table:table-cell>
              <table:table-cell office:value-type="float" office:value="5.394">
                <text:p>5.394</text:p>
              </table:table-cell>
            </table:table-row>
            <table:table-row>
              <table:table-cell office:value-type="string">
                <text:p>Copy D -&gt; H</text:p>
              </table:table-cell>
              <table:table-cell office:value-type="float" office:value="0.002411">
                <text:p>0.0024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interval-major="0.1" chart:interval-minor-divisor="1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97cm" xlink:href="." xlink:type="simple" chart:class="chart:bar" chart:style-name="ch1">
        <chart:legend chart:legend-position="end" svg:x="12.436cm" svg:y="3.452cm" style:legend-expansion="high" chart:style-name="ch2"/>
        <chart:plot-area chart:style-name="ch3" chart:data-source-has-labels="both" svg:x="1.33cm" svg:y="0.179cm" svg:width="10.787cm" svg:height="7.658cm">
          <chartooo:coordinate-region svg:x="2.454cm" svg:y="0.378cm" svg:width="9.663cm" svg:height="6.812cm"/>
          <chart:axis chart:dimension="x" chart:name="primary-x" chart:style-name="ch4" chartooo:axis-type="auto">
            <chartooo:date-scale/>
            <chart:title svg:x="6.177cm" svg:y="8.016cm" chart:style-name="ch5">
              <text:p>Combina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327cm" chart:style-name="ch7">
              <text:p>Part among total execution time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runtime</text:p>
              </table:table-cell>
              <table:table-cell office:value-type="string">
                <text:p>Copy from H to D</text:p>
              </table:table-cell>
              <table:table-cell office:value-type="string">
                <text:p>Array computation</text:p>
              </table:table-cell>
              <table:table-cell office:value-type="string">
                <text:p>Copy from D to H</text:p>
              </table:table-cell>
            </table:table-row>
          </table:table-header-rows>
          <table:table-rows>
            <table:table-row>
              <table:table-cell office:value-type="string">
                <text:p>&lt;100,10&gt;</text:p>
              </table:table-cell>
              <table:table-cell office:value-type="float" office:value="0.99834">
                <text:p>0.99834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843">
                <text:p>0.000843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&lt;100,1000&gt;</text:p>
              </table:table-cell>
              <table:table-cell office:value-type="float" office:value="0.93929">
                <text:p>0.93929</text:p>
              </table:table-cell>
              <table:table-cell office:value-type="float" office:value="0.000511">
                <text:p>0.000511</text:p>
              </table:table-cell>
              <table:table-cell office:value-type="float" office:value="0.05996">
                <text:p>0.05996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&lt;1000,100&gt;</text:p>
              </table:table-cell>
              <table:table-cell office:value-type="float" office:value="0.73397">
                <text:p>0.73397</text:p>
              </table:table-cell>
              <table:table-cell office:value-type="float" office:value="0.02093">
                <text:p>0.02093</text:p>
              </table:table-cell>
              <table:table-cell office:value-type="float" office:value="0.23797">
                <text:p>0.23797</text:p>
              </table:table-cell>
              <table:table-cell office:value-type="float" office:value="0.007116">
                <text:p>0.007116</text:p>
              </table:table-cell>
            </table:table-row>
            <table:table-row>
              <table:table-cell office:value-type="string">
                <text:p>&lt;1000,10000&gt;</text:p>
              </table:table-cell>
              <table:table-cell office:value-type="float" office:value="0.03385">
                <text:p>0.03385</text:p>
              </table:table-cell>
              <table:table-cell office:value-type="float" office:value="0.000777">
                <text:p>0.000777</text:p>
              </table:table-cell>
              <table:table-cell office:value-type="float" office:value="0.965">
                <text:p>0.965</text:p>
              </table:table-cell>
              <table:table-cell office:value-type="float" office:value="0.000431">
                <text:p>0.0004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0.03" chart:interval-major="0.01" chart:interval-minor-divisor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7.916cm" xlink:href="." xlink:type="simple" chart:class="chart:bar" chart:style-name="ch1">
        <chart:legend chart:legend-position="end" svg:x="12.569cm" svg:y="3.41cm" style:legend-expansion="high" chart:style-name="ch2"/>
        <chart:plot-area chart:style-name="ch3" chart:data-source-has-labels="both" svg:x="1.33cm" svg:y="0.158cm" svg:width="10.92cm" svg:height="6.619cm">
          <chartooo:coordinate-region svg:x="2.084cm" svg:y="0.358cm" svg:width="10.166cm" svg:height="5.772cm"/>
          <chart:axis chart:dimension="x" chart:name="primary-x" chart:style-name="ch4" chartooo:axis-type="auto">
            <chartooo:date-scale/>
            <chart:title svg:x="6.177cm" svg:y="7.052cm" chart:style-name="ch5">
              <text:p>Combina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786cm" chart:style-name="ch7">
              <text:p>Part among total execution time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 from H to D</text:p>
              </table:table-cell>
              <table:table-cell office:value-type="string">
                <text:p>Copy from D to H</text:p>
              </table:table-cell>
            </table:table-row>
          </table:table-header-rows>
          <table:table-rows>
            <table:table-row>
              <table:table-cell office:value-type="string">
                <text:p>&lt;100,10&gt;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&lt;100,1000&gt;</text:p>
              </table:table-cell>
              <table:table-cell office:value-type="float" office:value="0.000511">
                <text:p>0.000511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&lt;1000,100&gt;</text:p>
              </table:table-cell>
              <table:table-cell office:value-type="float" office:value="0.02093">
                <text:p>0.02093</text:p>
              </table:table-cell>
              <table:table-cell office:value-type="float" office:value="0.007116">
                <text:p>0.007116</text:p>
              </table:table-cell>
            </table:table-row>
            <table:table-row>
              <table:table-cell office:value-type="string">
                <text:p>&lt;1000,10000&gt;</text:p>
              </table:table-cell>
              <table:table-cell office:value-type="float" office:value="0.000777">
                <text:p>0.000777</text:p>
              </table:table-cell>
              <table:table-cell office:value-type="float" office:value="0.000431">
                <text:p>0.0004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